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6"/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2C, EEPROM and storage on UDB4 with MatrixPilot</text:p>
      <text:p text:style-name="Standard"/>
      <text:p text:style-name="Standard">Matthew Coleman – Feb 2012</text:p>
      <text:p text:style-name="Standard"/>
      <text:p text:style-name="Standard">UDB4 has a microchip 24LC256 (32K*8) EEPROM onboard. <text:s/>This document describes the drivers for handling data between user and device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Background<text:tab/>1</text:p>
          <text:p text:style-name="P10">I2C driver<text:tab/>2</text:p>
          <text:p text:style-name="P10">Non-volatile memory driver – 24LC256<text:tab/>3</text:p>
          <text:p text:style-name="P10">Data Storage Driver<text:tab/>3</text:p>
          <text:p text:style-name="P10">Data Services<text:tab/>4</text:p>
          <text:p text:style-name="P11">Items list<text:tab/>4</text:p>
          <text:p text:style-name="P11">Service table<text:tab/>4</text:p>
          <text:p text:style-name="P11">Serialisation flags<text:tab/>4</text:p>
          <text:p text:style-name="P11">Data Services Startup<text:tab/>4</text:p>
          <text:p text:style-name="P11">Automatic data reload<text:tab/>5</text:p>
          <text:p text:style-name="P11">Serialisation callbacks<text:tab/>5</text:p>
          <text:p text:style-name="P10">NV Memory options<text:tab/>5</text:p>
          <text:p text:style-name="P10">Driver and services implementation within MatrixPilot<text:tab/>5</text:p>
          <text:p text:style-name="P11">Software interrupts using Events<text:tab/>5</text:p>
          <text:p text:style-name="P11">Initialisation and triggering from background<text:tab/>6</text:p>
          <text:p text:style-name="P11">Isolation of services code<text:tab/>6</text:p>
          <text:p text:style-name="P10">Planned work<text:tab/>6</text:p>
          <text:p text:style-name="P11">Remove I2C drivers from <text:s/>USE_NV_MEMORY selected services<text:tab/>6</text:p>
          <text:p text:style-name="P11">Event re-triggering<text:tab/>6</text:p>
          <text:p text:style-name="P11">Software timers<text:tab/>6</text:p>
        </text:index-body>
      </text:table-of-content>
      <text:p text:style-name="Standard"/>
      <text:h text:style-name="Heading_20_2" text:outline-level="2">Background</text:h>
      <text:p text:style-name="Standard"/>
      <text:p text:style-name="Standard">To be compatible with the MatrixPilot system, any process that takes a significant length of time must be either low priority or be broken into small high priority parts. <text:s/>Reading or writing a serial connected non-volatile memory takes a significant amount of time. <text:s/>A 1kbyte write could take 100ms. <text:s/>Therefore the drivers are interrupt based with callbacks when the process has finished.</text:p>
      <text:p text:style-name="Standard"/>
      <text:p text:style-name="Standard">A callback will be running at high interrupt priority so it is important to keep processing to a minimum. <text:s/>If a longer process is needed, the callback must trigger a status or flag for the work to be done in a lower priority thread.</text:p>
      <text:p text:style-name="Standard"/>
      <text:p text:style-name="Standard">There are potential problems with maintaining flags over different interrupt priority levels. <text:s/>It is therefore important to restrict where the memory is accessed from. <text:s/>In this case, all service routines involving the memory are restricted to the low priority background process.</text:p>
      <text:p text:style-name="Standard"/>
      <text:p text:style-name="Standard">The memory services are split into four separate drivers:</text:p>
      <text:list xml:id="list26253211" text:style-name="L1">
        <text:list-item>
          <text:p text:style-name="P2">I2C driver responsible for access to the I2C port. <text:s/>This driver knows nothing about the I2C device attached. <text:s/>It maintains access control between devices that wish to use I2C.</text:p>
        </text:list-item>
        <text:list-item>
          <text:p text:style-name="P2">The non-volatile memory driver is responsible for doing device specific handling. <text:s/>In the case of 24LC256, it must break data writes into page sized chunks.</text:p>
        </text:list-item>
        <text:list-item>
          <text:p text:style-name="P2"><text:soft-page-break/>The storage driver is responsible for storing and recalling data in the correct memory location and checking it is correct.</text:p>
        </text:list-item>
        <text:list-item>
          <text:p text:style-name="P2">The data services are responsible for serialising MatrixPilot data to/from storage. <text:s/>It knows all the data to be serialised, when the data is to be serialised and how to notify the MatrixPilot framework when serialisation is complete.</text:p>
        </text:list-item>
      </text:list>
      <text:p text:style-name="P6"/>
      <text:p text:style-name="P6"/>
      <text:h text:style-name="Heading_20_2" text:outline-level="2">I2C driver</text:h>
      <text:p text:style-name="Standard"/>
      <text:p text:style-name="Standard">This is generalised version of the magnetometer I2C driver written by Bill Premerlani. <text:s/>The main functionality is described in I2C.h.</text:p>
      <text:p text:style-name="Standard"/>
      <text:p text:style-name="Standard">There are three main functions for I2C access which are read, write and check acknowledge.</text:p>
      <text:p text:style-name="Standard"/>
      <text:p text:style-name="Standard">Read and write take the following parameter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unsigned char command</text:p>
          </table:table-cell>
          <table:table-cell table:style-name="Table1.B1" office:value-type="string">
            <text:p text:style-name="Table_20_Contents">Single command byte specific to the device.</text:p>
          </table:table-cell>
        </table:table-row>
        <table:table-row>
          <table:table-cell table:style-name="Table1.A2" office:value-type="string">
            <text:p text:style-name="Standard">unsigned char* pcommandData,</text:p>
          </table:table-cell>
          <table:table-cell table:style-name="Table1.B2" office:value-type="string">
            <text:p text:style-name="Table_20_Contents">Command data, usually the address.</text:p>
          </table:table-cell>
        </table:table-row>
        <table:table-row>
          <table:table-cell table:style-name="Table1.A2" office:value-type="string">
            <text:p text:style-name="Standard">unsigned char* prxData,PtxData, prxData</text:p>
          </table:table-cell>
          <table:table-cell table:style-name="Table1.B2" office:value-type="string">
            <text:p text:style-name="Table_20_Contents">Data buffer from the user.</text:p>
          </table:table-cell>
        </table:table-row>
        <table:table-row>
          <table:table-cell table:style-name="Table1.A2" office:value-type="string">
            <text:p text:style-name="Standard">I2C_callbackFunc pCallback</text:p>
          </table:table-cell>
          <table:table-cell table:style-name="Table1.B2" office:value-type="string">
            <text:p text:style-name="Table_20_Contents">Pointer to callback function from the user.</text:p>
          </table:table-cell>
        </table:table-row>
        <table:table-row>
          <table:table-cell table:style-name="Table1.A2" office:value-type="string">
            <text:p text:style-name="Standard">unsigned int rxSize, txSize</text:p>
          </table:table-cell>
          <table:table-cell table:style-name="Table1.B2" office:value-type="string">
            <text:p text:style-name="Table_20_Contents">Written or read size</text:p>
          </table:table-cell>
        </table:table-row>
      </table:table>
      <text:p text:style-name="Standard"/>
      <text:p text:style-name="Standard">The write sequence is:</text:p>
      <text:list xml:id="list26232294" text:style-name="L2">
        <text:list-item>
          <text:p text:style-name="P3">Start</text:p>
        </text:list-item>
        <text:list-item>
          <text:p text:style-name="P3">Write command byte</text:p>
        </text:list-item>
        <text:list-item>
          <text:p text:style-name="P3">Write command data</text:p>
        </text:list-item>
        <text:list-item>
          <text:p text:style-name="P3">Write data buffer of size txSize</text:p>
        </text:list-item>
        <text:list-item>
          <text:p text:style-name="P3">Stop</text:p>
        </text:list-item>
        <text:list-item>
          <text:p text:style-name="P3">Trigger callback</text:p>
          <text:p text:style-name="P3"/>
        </text:list-item>
      </text:list>
      <text:p text:style-name="Standard">The read sequence is:</text:p>
      <text:list xml:id="list26234335" text:style-name="L3">
        <text:list-item>
          <text:p text:style-name="P4">Start</text:p>
        </text:list-item>
        <text:list-item>
          <text:p text:style-name="P4">Write command byte</text:p>
        </text:list-item>
        <text:list-item>
          <text:p text:style-name="P4">Write command data</text:p>
        </text:list-item>
        <text:list-item>
          <text:p text:style-name="P4">Restart</text:p>
        </text:list-item>
        <text:list-item>
          <text:p text:style-name="P4">Write command byte with read bit set</text:p>
        </text:list-item>
        <text:list-item>
          <text:p text:style-name="P4">Read data of size rxSize</text:p>
        </text:list-item>
        <text:list-item>
          <text:p text:style-name="P4">Stop</text:p>
        </text:list-item>
        <text:list-item>
          <text:p text:style-name="P4">Trigger callback</text:p>
        </text:list-item>
      </text:list>
      <text:p text:style-name="Standard"/>
      <text:p text:style-name="Standard">The acknowledge is used to check if the device is present and is not busy writing data.</text:p>
      <text:list xml:id="list26246087" text:style-name="L4">
        <text:list-item>
          <text:p text:style-name="P5">Start</text:p>
        </text:list-item>
        <text:list-item>
          <text:p text:style-name="P5">Write command byte</text:p>
        </text:list-item>
        <text:list-item>
          <text:p text:style-name="P5">Stop</text:p>
        </text:list-item>
        <text:list-item>
          <text:p text:style-name="P5">Trigger callback</text:p>
        </text:list-item>
      </text:list>
      <text:p text:style-name="Standard"/>
      <text:p text:style-name="Standard">During all of these transactions, a busy flag is set to show that the I2C port can't be accessed by another device.</text:p>
      <text:p text:style-name="Standard"/>
      <text:p text:style-name="Standard"><text:soft-page-break/><text:span text:style-name="T1">NOTE:</text:span> At this time there is no device access timeout in the driver.</text:p>
      <text:p text:style-name="Standard"/>
      <text:p text:style-name="Standard"><text:span text:style-name="T1">NOTE</text:span>: The buffer passed as reference must exist in memory through the transaction. <text:s/>Local variables will disappear as the calling function exits.</text:p>
      <text:p text:style-name="Standard"/>
      <text:h text:style-name="Heading_20_2" text:outline-level="2"/>
      <text:h text:style-name="Heading_20_2" text:outline-level="2">Non-volatile memory driver – 24LC256</text:h>
      <text:p text:style-name="Standard"/>
      <text:p text:style-name="Standard">Responsible for the control data required to drive a particular device. <text:s/>Controls access through read or write sequences. </text:p>
      <text:p text:style-name="Standard"/>
      <text:p text:style-name="Standard">The non volatile memory interface has two functions which are to read/write to/from a byte buffer. <text:s/>There functions take the following parameters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unsigned char* rdBuffer, wrBuffer</text:p>
          </table:table-cell>
          <table:table-cell table:style-name="Table2.B1" office:value-type="string">
            <text:p text:style-name="Table_20_Contents">Reference to caller owned buffer</text:p>
          </table:table-cell>
        </table:table-row>
        <table:table-row>
          <table:table-cell table:style-name="Table2.A2" office:value-type="string">
            <text:p text:style-name="Standard">unsigned int rdSize, wrSize</text:p>
          </table:table-cell>
          <table:table-cell table:style-name="Table2.B2" office:value-type="string">
            <text:p text:style-name="Table_20_Contents">Number of bytes to read or write</text:p>
          </table:table-cell>
        </table:table-row>
        <table:table-row>
          <table:table-cell table:style-name="Table2.A2" office:value-type="string">
            <text:p text:style-name="Standard">NVMemory_callbackFunc pCallback</text:p>
          </table:table-cell>
          <table:table-cell table:style-name="Table2.B2" office:value-type="string">
            <text:p text:style-name="Table_20_Contents">Reference to callback function</text:p>
          </table:table-cell>
        </table:table-row>
      </table:table>
      <text:p text:style-name="Standard"/>
      <text:p text:style-name="Standard">24CL256 requires 5ms approx to complete a write cycle. <text:s/>The I2C check acknowledge function is used to check that the write cycle has completed.</text:p>
      <text:p text:style-name="Standard"/>
      <text:p text:style-name="Standard">24LC256 has 64byte pages and write buffer. <text:s/>A write larger than 64bytes or crossing a page boundary must be split into chunks. <text:s/>The MCP24LC256_write_chunk functions checks how many bytes are left to write, limits to 64 and limits to the end of the page.</text:p>
      <text:p text:style-name="Standard"/>
      <text:p text:style-name="Standard"><text:span text:style-name="T1">Limitation</text:span>: The write cycle does not retry if it has a failure during write.</text:p>
      <text:p text:style-name="Standard"/>
      <text:p text:style-name="Standard"><text:span text:style-name="T1">NOTE:</text:span> The 24LC256 driver will not fully function without calling its service routine. <text:s/>Make sure this routine is called from the background thread only.</text:p>
      <text:p text:style-name="Standard"/>
      <text:h text:style-name="Heading_20_2" text:outline-level="2"/>
      <text:h text:style-name="Heading_20_2" text:outline-level="2">Data Storage Driver</text:h>
      <text:p text:style-name="Text_20_body"/>
      <text:p text:style-name="Text_20_body">Responsible for organising how data is read/written to the nv memory. <text:s/>Maintains a table of data areas similar to a file allocation table. <text:s/>Filenames are not supported. <text:s/>The data areas are referred to by fixed data handles.</text:p>
      <text:p text:style-name="Text_20_body"/>
      <text:p text:style-name="Text_20_body">One of the major responsibilities is to prevent one data area overwriting or another.</text:p>
      <text:p text:style-name="Text_20_body"/>
      <text:p text:style-name="Text_20_body">Different data areas can have different data types which are handled and checked in different ways.</text:p>
      <text:p text:style-name="Text_20_body"><text:span text:style-name="T1">Self Managed:</text:span> No checksum or header. <text:s/>The allocated space is the same as the requested area.</text:p>
      <text:p text:style-name="Text_20_body"><text:span text:style-name="T1">Checksummed structure</text:span>: Adds a header to the data that contains pre-amble, data handle, version <text:soft-page-break/>and checksum. <text:s/>These are all used to verify that the </text:p>
      <text:p text:style-name="Text_20_body"><text:span text:style-name="T1">Checksummed array</text:span>: Manages an N sized array of M sized elements. <text:s/>Each element in the array has a checksum. <text:s/>This allows </text:p>
      <text:p text:style-name="Text_20_body"/>
      <text:p text:style-name="Text_20_body">Note: <text:s/>At this time, a self managed data area must be all at once. <text:s/>This can be changed to write a part.</text:p>
      <text:p text:style-name="Text_20_body"/>
      <text:p text:style-name="Text_20_body">Limitations:</text:p>
      <text:p text:style-name="Text_20_body">The data storage driver is limited to a single nv_memory device. <text:s/>Data cannot be split between several storage locations.</text:p>
      <text:p text:style-name="Text_20_body"/>
      <text:p text:style-name="Text_20_body"/>
      <text:h text:style-name="Heading_20_2" text:outline-level="2">Data Services</text:h>
      <text:p text:style-name="Text_20_body"/>
      <text:p text:style-name="Text_20_body">Serialises data to/from the MatrixPilot variables. <text:s/>Uses user defined tables that define the data to be serialised and when to do it.</text:p>
      <text:p text:style-name="Text_20_body"/>
      <text:h text:style-name="Heading_20_3" text:outline-level="3">Items list</text:h>
      <text:p text:style-name="Text_20_body">A list of pointers to ram variables and the size of the variable in bytes. <text:s/>Data is serialised in list order. <text:s/>Note that a change in the list size results in a mismatch of data area size which resets all the data in that area.</text:p>
      <text:p text:style-name="Text_20_body"/>
      <text:h text:style-name="Heading_20_3" text:outline-level="3">Service table</text:h>
      <text:p text:style-name="Text_20_body">A list of items lists together with the information required to store them in the right way and at the right time. <text:s/>The table includes storage handle, data type, reference to an items list, the number of items in the list and the service/serialisation flags.</text:p>
      <text:p text:style-name="Text_20_body"/>
      <text:h text:style-name="Heading_20_3" text:outline-level="3">Serialisation flags</text:h>
      <text:p text:style-name="Text_20_body">These flags describe which items in the service table serialise when doing a load_all or store_all. <text:s/></text:p>
      <text:p text:style-name="Text_20_body"/>
      <text:h text:style-name="Heading_20_3" text:outline-level="3">Data Services Startup</text:h>
      <text:p text:style-name="Text_20_body">On startup, data services will go through the service table checking if each entry in the table has a correct data area initialized by the data storage manager. <text:s/>If not, it will request that the data storage manager creates the data area. <text:s/>After checking/creating all the data areas, it will do data reload.</text:p>
      <text:p text:style-name="Text_20_body"/>
      <text:h text:style-name="Heading_20_3" text:outline-level="3"><text:soft-page-break/>Automatic data reload</text:h>
      <text:p text:style-name="Text_20_body">Data services automatically does a data reload at startup. <text:s/>This happens as soon as the data manager It will set the LOAD_AT_STARTUP or LOAD_AT_REBOOT flags depending on hard or soft reboot. <text:s/>The lists that you wish to be reloaded at these times must have the appropriate flags set in the table.</text:p>
      <text:p text:style-name="Text_20_body">If a data area fails to reload because it has not been initialised, data services will not attempt to serialise to working memory.</text:p>
      <text:p text:style-name="Text_20_body"/>
      <text:h text:style-name="Heading_20_3" text:outline-level="3">Serialisation callbacks</text:h>
      <text:p text:style-name="Text_20_body">There are two callbacks:</text:p>
      <text:p text:style-name="Text_20_body"><text:span text:style-name="T1">Pre serialisation callback (planned)</text:span>: Called before data has been committed to memory. <text:s/>This callback must return true/false to indicate if serialisation is to continue. <text:s/>Contains a boolean parameter indicating if <text:s/>data loading was a success. </text:p>
      <text:p text:style-name="Text_20_body"><text:span text:style-name="T1">Post serialisation callback:</text:span> Called after automatic reload of data to memory during wither warm or hard reboot. <text:s/>This is not called when storing data to nv memory.</text:p>
      <text:p text:style-name="P7"/>
      <text:p text:style-name="P7"/>
      <text:h text:style-name="Heading_20_2" text:outline-level="2">NV Memory options</text:h>
      <text:p text:style-name="P8">There is an options file that controls some behaviours of the library. <text:s/>The options are:</text:p>
      <text:list xml:id="list26349498" text:style-name="L6">
        <text:list-item>
          <text:p text:style-name="P9"><text:span text:style-name="T2">USE_NV_MEMORY: Used to switch on/off the compilation of the library into MatrixPilot.</text:span></text:p>
        </text:list-item>
        <text:list-item>
          <text:p text:style-name="P9"><text:span text:style-name="T2">MANUAL_ERASE_TABLE: Reformats/resets the data storage file allocation to erase all data. <text:s/>Note that this actions does not attempt to modify the data. <text:s/>I the same file location is chosen for a file then it will find a correct data at the location and attempt to use it. <text:s/>Using manual erase table is not a guarantee that you will have no data.</text:span></text:p>
        </text:list-item>
      </text:list>
      <text:p text:style-name="P8"/>
      <text:p text:style-name="P8">NV memory options also contain USE_FLEXIFUNCTION_MIXING. <text:s/>This is temporary.</text:p>
      <text:h text:style-name="Heading_20_2" text:outline-level="2"/>
      <text:h text:style-name="Heading_20_2" text:outline-level="2">Driver and services implementation within MatrixPilot</text:h>
      <text:p text:style-name="P6"/>
      <text:p text:style-name="P6">The I2C driver and its callbacks run at high priority interrupt level. <text:s/>These processes must not consume much processor time. <text:s/>They must trigger a low priority process to service the longer processing needs. <text:s/>Each of the layers of the service must maintain its own state.</text:p>
      <text:p text:style-name="P6"/>
      <text:h text:style-name="Heading_20_3" text:outline-level="3">Software interrupts using Events</text:h>
      <text:p text:style-name="P6">This is a list of events that trigger running a callback at lowest interrupt priority. <text:s/>The events can be triggered from any interrupt priority. <text:s/>Triggering an event triggers the low priority interrupt. <text:s text:c="2"/>Since it is the lowest priority interrupt, triggering an event will not interrupt whatever is being done at that <text:s/>time. <text:s/>The triggering process will continue to complete.</text:p>
      <text:p text:style-name="P6"/>
      <text:p text:style-name="P6"><text:soft-page-break/>The events and callbacks are not fixed at compile time. <text:s/>The table of events is built at runtime. <text:s/>A user of events must register its callback by calling register_event(pcallback). <text:s/>This returns an integer handle to the callback. <text:s/>Triggering an event is done using the trigger_event(handle) function.</text:p>
      <text:p text:style-name="P6"><text:line-break/>The benefit of event registration is that events does not need to know anything about the users. <text:s/>It is therefore easy to maintain for different builds and is quite scalable.</text:p>
      <text:p text:style-name="P6"/>
      <text:p text:style-name="P6">WARNING: Events has a fixed amount of space available for event registration. <text:s/>In events.c the value MAX_EVENTS defines this. <text:s/>If this space is exceeded, register_event will return with value INVALID_HANDLE.</text:p>
      <text:p text:style-name="P6"/>
      <text:p text:style-name="P6"/>
      <text:h text:style-name="Heading_20_3" text:outline-level="3">Initialisation and triggering from background</text:h>
      <text:p text:style-name="P6">Background was chosen as the most appropriate and clean place to put the event triggers as it runs at 40Hz. <text:s/>For this reason the initialisation was also placed in background. <text:s/>Once software timers are implemented, <text:s/>it may be appropriate to move initialisation from background and into libUDB.</text:p>
      <text:p text:style-name="P6"/>
      <text:h text:style-name="Heading_20_3" text:outline-level="3">Isolation of services code</text:h>
      <text:p text:style-name="P8">The USE_NV_MEMORY define is used wherever MatrixPilot includes the libraries or uses its functions to not include them in the compile. <text:s/>There are two main locations of use. <text:s/>This is in background.c and MAVlink.c. <text:s/>The <text:s/>USE_NV_MEMORY define also stops the service libraries included in the project from consuming the extra variables space used for buffers and states. <text:s/>Note that the I2C driver does do this.</text:p>
      <text:p text:style-name="P6"/>
      <text:h text:style-name="Heading_20_2" text:outline-level="2">Planned work</text:h>
      <text:p text:style-name="P6"/>
      <text:h text:style-name="Heading_20_3" text:outline-level="3">Remove I2C drivers from <text:s/>USE_NV_MEMORY selected services</text:h>
      <text:p text:style-name="P6">This will be done so that other devices can use the I2C port.</text:p>
      <text:p text:style-name="P6"/>
      <text:h text:style-name="Heading_20_3" text:outline-level="3">Event re-triggering</text:h>
      <text:p text:style-name="P6">The software interrupts are only triggered by the background process. <text:s/>If you have a long task to do with many steps, <text:s/>it is dependent on the rate of the background process being able to pump the messages around. <text:s text:c="2"/>It is possible to trigger the events and its interrupt when necessary. <text:s/>This will accelerate the process.</text:p>
      <text:p text:style-name="P6"/>
      <text:h text:style-name="Heading_20_3" text:outline-level="3">Software timers</text:h>
      <text:p text:style-name="P6">There is a software timer library that can be used to trigger events. <text:s/>The software timers can be registered in the same way that the events are. <text:s/>Each software timer holds a value that is the trigger time. <text:s/>Whenever this completion time is exceeded, the event will trigger and the completion time incremented by the repeat period. <text:s/>Each timer has the option of running once or continuously.</text:p>
      <text:p text:style-name="P6"/>
      <text:p text:style-name="P6">The software timer is dependent on have a fast tick clock for good accuracy. <text:s/>This is not implemented within MatrixPilot. <text:s/>Software timers add a noticeable extra load to the processing. <text:s/>Therefore this implementation will wait until the system clock has been increased from the 8MHz <text:s/><text:soft-page-break/>to a higher value.</text:p>
      <text:p text:style-name="P6"/>
      <text:p text:style-name="P6">Software timers will remove the need for the manual triggering of the events within the background task. <text:s/>This will assist with maintainability as the background code does not need to change when adding or removing a new service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Matthew Coleman</meta:initial-creator>
    <meta:creation-date>2012-01-21T10:31:44.43</meta:creation-date>
    <meta:generator>OpenOffice.org/3.1$Win32 OpenOffice.org_project/310m19$Build-9420</meta:generator>
    <dc:date>2012-02-18T07:45:49.76</dc:date>
    <dc:creator>Matthew Coleman</dc:creator>
    <meta:editing-duration>PT54H41M37S</meta:editing-duration>
    <meta:editing-cycles>33</meta:editing-cycles>
    <meta:document-statistic meta:table-count="2" meta:image-count="0" meta:object-count="0" meta:page-count="7" meta:paragraph-count="136" meta:word-count="1989" meta:character-count="12071"/>
  </office:meta>
</office:document-meta>
</file>